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loc 1 système =linux window<text:s/></text:p>
      <text:p text:style-name="Normal">Bloc 2 réseau = wifi etc<text:s/></text:p>
      <text:p text:style-name="Normal">Bloc 3 cybersécurité<text:s/></text:p>
      <text:p text:style-name="Normal"/>
      <text:p text:style-name="Normal"/>
      <text:p text:style-name="Normal">50% matiere générale<text:s/></text:p>
      <text:p text:style-name="Normal">50% informatique<text:s/></text:p>
      <text:p text:style-name="Normal"/>
      <text:p text:style-name="Normal">3 epreuve informatique *</text:p>
      <text:p text:style-name="Normal">E4 E5 E6<text:s/></text:p>
      <text:p text:style-name="Normal">4 Oral alternance et stage + cours<text:s/></text:p>
      <text:p text:style-name="Normal">5 epreuve pratique faire un contexte rajouter un truc question etc<text:s/></text:p>
      <text:p text:style-name="Normal">6 secu epreuve écrite analyse documentaire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</meta:initial-creator>
    <dc:creator>Jules ANDUZE</dc:creator>
    <meta:creation-date>2023-09-18T07:23:00Z</meta:creation-date>
    <dc:date>2023-09-18T09:19:00Z</dc:date>
    <meta:template xlink:href="Normal" xlink:type="simple"/>
    <meta:editing-cycles>1</meta:editing-cycles>
    <meta:editing-duration>PT6960S</meta:editing-duration>
    <meta:document-statistic meta:page-count="1" meta:paragraph-count="1" meta:word-count="46" meta:character-count="304" meta:row-count="2" meta:non-whitespace-character-count="259"/>
  </office:meta>
</office:document-meta>
</file>